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05cm"/>
    </style:style>
    <style:style style:name="co17" style:family="table-column">
      <style:table-column-properties fo:break-before="auto" style:column-width="4.221cm"/>
    </style:style>
    <style:style style:name="co11" style:family="table-column">
      <style:table-column-properties fo:break-before="auto" style:column-width="3.702cm"/>
    </style:style>
    <style:style style:name="co18" style:family="table-column">
      <style:table-column-properties fo:break-before="auto" style:column-width="5.773cm"/>
    </style:style>
    <style:style style:name="co19" style:family="table-column">
      <style:table-column-properties fo:break-before="auto" style:column-width="4.628cm"/>
    </style:style>
    <style:style style:name="co2" style:family="table-column">
      <style:table-column-properties fo:break-before="auto" style:column-width="4.411cm"/>
    </style:style>
    <style:style style:name="co14" style:family="table-column">
      <style:table-column-properties fo:break-before="auto" style:column-width="4.329cm"/>
    </style:style>
    <style:style style:name="co3" style:family="table-column">
      <style:table-column-properties fo:break-before="auto" style:column-width="3.512cm"/>
    </style:style>
    <style:style style:name="co15" style:family="table-column">
      <style:table-column-properties fo:break-before="auto" style:column-width="5.528cm"/>
    </style:style>
    <style:style style:name="co16" style:family="table-column">
      <style:table-column-properties fo:break-before="auto" style:column-width="4.657cm"/>
    </style:style>
    <style:style style:name="co12" style:family="table-column">
      <style:table-column-properties fo:break-before="auto" style:column-width="3.295cm"/>
    </style:style>
    <style:style style:name="co13" style:family="table-column">
      <style:table-column-properties fo:break-before="auto" style:column-width="3.948cm"/>
    </style:style>
    <style:style style:name="co20" style:family="table-column">
      <style:table-column-properties fo:break-before="auto" style:column-width="3.24cm"/>
    </style:style>
    <style:style style:name="co21" style:family="table-column">
      <style:table-column-properties fo:break-before="auto" style:column-width="5.445cm"/>
    </style:style>
    <style:style style:name="co22" style:family="table-column">
      <style:table-column-properties fo:break-before="auto" style:column-width="4.602cm"/>
    </style:style>
    <style:style style:name="co23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Text-Editin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table:style-name="ce4" office:value-type="string">
            <text:p>Terminal Count</text:p>
          </table:table-cell>
          <table:table-cell table:style-name="ce4" office:value-type="string">
            <text:p>Manual Dictionary Maps</text:p>
          </table:table-cell>
          <table:table-cell table:style-name="ce4" office:value-type="string">
            <text:p>Automation Seeds</text:p>
          </table:table-cell>
          <table:table-cell table:style-name="ce4" office:value-type="string">
            <text:p>Seed Map %</text:p>
          </table:table-cell>
          <table:table-cell table:style-name="ce4" office:value-type="string">
            <text:p>Seeds per Terminal</text:p>
          </table:table-cell>
          <table:table-cell table:style-name="ce4" office:value-type="string">
            <text:p>User Interventions(includes adding some mappings and weeding unwanted entries)</text:p>
          </table:table-cell>
          <table:table-cell table:style-name="ce4" office:value-type="string">
            <text:p>% User interventions per Maps</text:p>
          </table:table-cell>
          <table:table-cell table:style-name="ce4" office:value-type="string">
            <text:p>Automated Dictionary Map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165">
            <text:p>165</text:p>
          </table:table-cell>
          <table:table-cell office:value-type="float" office:value="96">
            <text:p>96</text:p>
          </table:table-cell>
          <table:table-cell table:formula="of:=[.C2]/[.B2]*100" office:value-type="float" office:value="58.1818181818182">
            <text:p>58.1818181818</text:p>
          </table:table-cell>
          <table:table-cell table:formula="of:=[.C2]/[.A2]" office:value-type="float" office:value="2.28571428571429">
            <text:p>2.2857142857</text:p>
          </table:table-cell>
          <table:table-cell office:value-type="float" office:value="23">
            <text:p>23</text:p>
          </table:table-cell>
          <table:table-cell table:formula="of:=[.F2]/[.B2]*100" office:value-type="float" office:value="13.9393939393939">
            <text:p>13.9393939394</text:p>
          </table:table-cell>
          <table:table-cell office:value-type="float" office:value="170">
            <text:p>17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4" office:value-type="string">
            <text:p>Mappings Added(User Intervention)</text:p>
          </table:table-cell>
          <table:table-cell table:number-columns-repeated="7"/>
        </table:table-row>
        <table:table-row table:style-name="ro1">
          <table:table-cell office:value-type="string">
            <text:p>TEXTTOKEN</text:p>
          </table:table-cell>
          <table:table-cell office:value-type="string">
            <text:p>part</text:p>
          </table:table-cell>
          <table:table-cell table:number-columns-repeated="6"/>
        </table:table-row>
        <table:table-row table:style-name="ro1">
          <table:table-cell office:value-type="string">
            <text:p>INSERT</text:p>
          </table:table-cell>
          <table:table-cell office:value-type="string">
            <text:p>prepend</text:p>
          </table:table-cell>
          <table:table-cell table:number-columns-repeated="6"/>
        </table:table-row>
        <table:table-row table:style-name="ro1">
          <table:table-cell office:value-type="string">
            <text:p>END</text:p>
          </table:table-cell>
          <table:table-cell office:value-type="string">
            <text:p>ending</text:p>
          </table:table-cell>
          <table:table-cell table:number-columns-repeated="6"/>
        </table:table-row>
        <table:table-row table:style-name="ro1">
          <table:table-cell office:value-type="string">
            <text:p>CONTAINS</text:p>
          </table:table-cell>
          <table:table-cell office:value-type="string">
            <text:p>consists</text:p>
          </table:table-cell>
          <table:table-cell table:number-columns-repeated="6"/>
        </table:table-row>
        <table:table-row table:style-name="ro1">
          <table:table-cell office:value-type="string">
            <text:p>LINESCOPE</text:p>
          </table:table-cell>
          <table:table-cell office:value-type="string">
            <text:p>records</text:p>
          </table:table-cell>
          <table:table-cell table:number-columns-repeated="6"/>
        </table:table-row>
        <table:table-row table:style-name="ro1">
          <table:table-cell office:value-type="string">
            <text:p>PRINT</text:p>
          </table:table-cell>
          <table:table-cell office:value-type="string">
            <text:p>find</text:p>
          </table:table-cell>
          <table:table-cell table:number-columns-repeated="6"/>
        </table:table-row>
        <table:table-row table:style-name="ro1">
          <table:table-cell office:value-type="string">
            <text:p>LINESCOPE</text:p>
          </table:table-cell>
          <table:table-cell office:value-type="string">
            <text:p>record</text:p>
          </table:table-cell>
          <table:table-cell table:number-columns-repeated="6"/>
        </table:table-row>
        <table:table-row table:style-name="ro1">
          <table:table-cell office:value-type="string">
            <text:p>CONTAINS</text:p>
          </table:table-cell>
          <table:table-cell office:value-type="string">
            <text:p>have</text:p>
          </table:table-cell>
          <table:table-cell table:number-columns-repeated="6"/>
        </table:table-row>
        <table:table-row table:style-name="ro1">
          <table:table-cell office:value-type="string">
            <text:p>INSERT</text:p>
          </table:table-cell>
          <table:table-cell office:value-type="string">
            <text:p>suffix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4" office:value-type="string">
            <text:p>Mappings to weed out(User Intervention)</text:p>
          </table:table-cell>
          <table:table-cell table:number-columns-repeated="7"/>
        </table:table-row>
        <table:table-row table:style-name="ro1">
          <table:table-cell office:value-type="string">
            <text:p>LINESCOPE</text:p>
          </table:table-cell>
          <table:table-cell office:value-type="string">
            <text:p>string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LASTONE</text:p>
          </table:table-cell>
          <table:table-cell office:value-type="string">
            <text:p>terminal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LINESCOPE</text:p>
          </table:table-cell>
          <table:table-cell office:value-type="string">
            <text:p>is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BETWEEN</text:p>
          </table:table-cell>
          <table:table-cell office:value-type="string">
            <text:p>insert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BEFORE</text:p>
          </table:table-cell>
          <table:table-cell office:value-type="string">
            <text:p>are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AFTER</text:p>
          </table:table-cell>
          <table:table-cell office:value-type="string">
            <text:p>is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string">
            <text:p>LINESCOPE</text:p>
          </table:table-cell>
          <table:table-cell office:value-type="string">
            <text:p>part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string">
            <text:p>END</text:p>
          </table:table-cell>
          <table:table-cell office:value-type="string">
            <text:p>add</text:p>
          </table:table-cell>
          <table:table-cell office:value-type="float" office:value="18">
            <text:p>18</text:p>
          </table:table-cell>
          <table:table-cell table:number-columns-repeated="5"/>
        </table:table-row>
        <table:table-row table:style-name="ro1">
          <table:table-cell office:value-type="string">
            <text:p>BEFORE</text:p>
          </table:table-cell>
          <table:table-cell office:value-type="string">
            <text:p>is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LINESCOPE</text:p>
          </table:table-cell>
          <table:table-cell office:value-type="string">
            <text:p>in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1">
          <table:table-cell office:value-type="string">
            <text:p>BEFORE</text:p>
          </table:table-cell>
          <table:table-cell office:value-type="string">
            <text:p>starts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AFTER</text:p>
          </table:table-cell>
          <table:table-cell office:value-type="string">
            <text:p>comes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string">
            <text:p>CONTAINS</text:p>
          </table:table-cell>
          <table:table-cell office:value-type="string">
            <text:p>is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string">
            <text:p>DIGITTOKEN</text:p>
          </table:table-cell>
          <table:table-cell office:value-type="string">
            <text:p>a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table:number-columns-repeated="8"/>
        </table:table-row>
        <table:table-row table:style-name="ro1">
          <table:table-cell office:value-type="string">
            <text:p>After removing the bugs of same Terminal mapping to two words or the vice-versa.</text:p>
          </table:table-cell>
          <table:table-cell table:number-columns-repeated="7"/>
        </table:table-row>
        <table:table-row table:style-name="ro1">
          <table:table-cell office:value-type="string">
            <text:p>Similarity Threshold = 0.19</text:p>
          </table:table-cell>
          <table:table-cell table:number-columns-repeated="7"/>
        </table:table-row>
        <table:table-row table:style-name="ro1">
          <table:table-cell office:value-type="string">
            <text:p>Stemming Delta = 1.01</text:p>
          </table:table-cell>
          <table:table-cell table:number-columns-repeated="7"/>
        </table:table-row>
        <table:table-row table:style-name="ro1">
          <table:table-cell office:value-type="string">
            <text:p>Learning Epsilon = 1.0</text:p>
          </table:table-cell>
          <table:table-cell table:number-columns-repeated="7"/>
        </table:table-row>
      </table:table>
      <table:table table:name="ATIS" table:style-name="ta1">
        <table:table-column table:style-name="co1" table:default-cell-style-name="Default"/>
        <table:table-column table:style-name="co17" table:number-columns-repeated="2" table:default-cell-style-name="Default"/>
        <table:table-column table:style-name="co11" table:number-columns-repeated="3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table:style-name="ce2" office:value-type="string">
            <text:p>Terminal Count</text:p>
          </table:table-cell>
          <table:table-cell table:style-name="ce2" office:value-type="string">
            <text:p>Manual Dictionary Maps</text:p>
          </table:table-cell>
          <table:table-cell table:style-name="ce2" office:value-type="string">
            <text:p>Automation Seeds</text:p>
          </table:table-cell>
          <table:table-cell table:style-name="ce2" office:value-type="string">
            <text:p>Seed Map %</text:p>
          </table:table-cell>
          <table:table-cell table:style-name="ce2" office:value-type="string">
            <text:p>Seeds per Terminal</text:p>
          </table:table-cell>
          <table:table-cell table:style-name="ce2" office:value-type="string">
            <text:p>User Interventions</text:p>
          </table:table-cell>
          <table:table-cell table:style-name="ce2" office:value-type="string">
            <text:p>% User interventions per Maps</text:p>
          </table:table-cell>
          <table:table-cell table:style-name="ce2" office:value-type="string">
            <text:p>Automated Dictionary Map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83">
            <text:p>183</text:p>
          </table:table-cell>
          <table:table-cell office:value-type="float" office:value="157">
            <text:p>157</text:p>
          </table:table-cell>
          <table:table-cell table:formula="of:=[.C2]/[.B2]*100" office:value-type="float" office:value="85.792349726776">
            <text:p>85.7923497268</text:p>
          </table:table-cell>
          <table:table-cell table:formula="of:=[.C2]/[.A2]" office:value-type="float" office:value="5.23333333333333">
            <text:p>5.2333333333</text:p>
          </table:table-cell>
          <table:table-cell office:value-type="float" office:value="14">
            <text:p>14</text:p>
          </table:table-cell>
          <table:table-cell table:formula="of:=[.F2]/[.B2]*100" office:value-type="float" office:value="7.65027322404372">
            <text:p>7.650273224</text:p>
          </table:table-cell>
          <table:table-cell office:value-type="float" office:value="254">
            <text:p>254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2" office:value-type="string">
            <text:p>Mappings Added(User Intervention)</text:p>
          </table:table-cell>
          <table:table-cell table:number-columns-repeated="7"/>
        </table:table-row>
        <table:table-row table:style-name="ro1">
          <table:table-cell office:value-type="string">
            <text:p>EQ_DEPARTS</text:p>
          </table:table-cell>
          <table:table-cell office:value-type="string">
            <text:p>depart</text:p>
          </table:table-cell>
          <table:table-cell table:number-columns-repeated="6"/>
        </table:table-row>
        <table:table-row table:style-name="ro1">
          <table:table-cell office:value-type="string">
            <text:p>PROJECT</text:p>
          </table:table-cell>
          <table:table-cell office:value-type="string">
            <text:p>need</text:p>
          </table:table-cell>
          <table:table-cell table:number-columns-repeated="6"/>
        </table:table-row>
        <table:table-row table:style-name="ro1">
          <table:table-cell office:value-type="string">
            <text:p>COL_FARE</text:p>
          </table:table-cell>
          <table:table-cell office:value-type="string">
            <text:p>airfare</text:p>
          </table:table-cell>
          <table:table-cell table:number-columns-repeated="6"/>
        </table:table-row>
        <table:table-row table:style-name="ro1">
          <table:table-cell office:value-type="string">
            <text:p>EQ_ARRIVES</text:p>
          </table:table-cell>
          <table:table-cell office:value-type="string">
            <text:p>arrives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2" office:value-type="string">
            <text:p>Mappings to weed out(User Intervention)</text:p>
          </table:table-cell>
          <table:table-cell table:number-columns-repeated="7"/>
        </table:table-row>
        <table:table-row table:style-name="ro1">
          <table:table-cell office:value-type="string">
            <text:p>AIRLINES</text:p>
          </table:table-cell>
          <table:table-cell office:value-type="string">
            <text:p>is</text:p>
          </table:table-cell>
          <table:table-cell office:value-type="float" office:value="11">
            <text:p>11</text:p>
          </table:table-cell>
          <table:table-cell table:number-columns-repeated="5"/>
        </table:table-row>
        <table:table-row table:style-name="ro1">
          <table:table-cell office:value-type="string">
            <text:p>AIRLINES</text:p>
          </table:table-cell>
          <table:table-cell office:value-type="string">
            <text:p>am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1">
          <table:table-cell office:value-type="string">
            <text:p>AIRLINES</text:p>
          </table:table-cell>
          <table:table-cell office:value-type="string">
            <text:p>arrivals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string">
            <text:p>AIRLINES</text:p>
          </table:table-cell>
          <table:table-cell office:value-type="string">
            <text:p>be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AIRLINES</text:p>
          </table:table-cell>
          <table:table-cell office:value-type="string">
            <text:p>used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AIRLINES</text:p>
          </table:table-cell>
          <table:table-cell office:value-type="string">
            <text:p>are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string">
            <text:p>COL_ARRIVAL_TIME</text:p>
          </table:table-cell>
          <table:table-cell office:value-type="string">
            <text:p>arrival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COL_DEPARTURE_TIME</text:p>
          </table:table-cell>
          <table:table-cell office:value-type="string">
            <text:p>find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COL_DEPARTURE_TIME</text:p>
          </table:table-cell>
          <table:table-cell office:value-type="string">
            <text:p>leaves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string">
            <text:p>COL_DEPARTURE_TIME</text:p>
          </table:table-cell>
          <table:table-cell office:value-type="string">
            <text:p>going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COL_DEPARTURE_TIME</text:p>
          </table:table-cell>
          <table:table-cell office:value-type="string">
            <text:p>departing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COL_DEPARTURE_TIME</text:p>
          </table:table-cell>
          <table:table-cell office:value-type="string">
            <text:p>book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COL_DEPARTURE_TIME</text:p>
          </table:table-cell>
          <table:table-cell office:value-type="string">
            <text:p>leaving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string">
            <text:p>COL_DEPARTURE_TIME</text:p>
          </table:table-cell>
          <table:table-cell office:value-type="string">
            <text:p>trip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string">
            <text:p>COL_DEPARTURE_TIME</text:p>
          </table:table-cell>
          <table:table-cell office:value-type="string">
            <text:p>list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COL_DEPARTURE_TIME</text:p>
          </table:table-cell>
          <table:table-cell office:value-type="string">
            <text:p>flight</text:p>
          </table:table-cell>
          <table:table-cell office:value-type="float" office:value="11">
            <text:p>11</text:p>
          </table:table-cell>
          <table:table-cell table:number-columns-repeated="5"/>
        </table:table-row>
        <table:table-row table:style-name="ro1">
          <table:table-cell office:value-type="string">
            <text:p>COL_FARE</text:p>
          </table:table-cell>
          <table:table-cell office:value-type="string">
            <text:p>rate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COL_FARE</text:p>
          </table:table-cell>
          <table:table-cell office:value-type="string">
            <text:p>am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COL_FARE</text:p>
          </table:table-cell>
          <table:table-cell office:value-type="string">
            <text:p>has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COL_FARE</text:p>
          </table:table-cell>
          <table:table-cell office:value-type="string">
            <text:p>want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COL_FARE</text:p>
          </table:table-cell>
          <table:table-cell office:value-type="string">
            <text:p>i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string">
            <text:p>COL_FARE</text:p>
          </table:table-cell>
          <table:table-cell office:value-type="string">
            <text:p>make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COL_FARE</text:p>
          </table:table-cell>
          <table:table-cell office:value-type="string">
            <text:p>need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COL_FARE</text:p>
          </table:table-cell>
          <table:table-cell office:value-type="string">
            <text:p>are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COL_FARE</text:p>
          </table:table-cell>
          <table:table-cell office:value-type="string">
            <text:p>is</text:p>
          </table:table-cell>
          <table:table-cell office:value-type="float" office:value="5">
            <text:p>5</text:p>
          </table:table-cell>
          <table:table-cell table:number-columns-repeated="5"/>
        </table:table-row>
        <table:table-row table:style-name="ro1">
          <table:table-cell office:value-type="string">
            <text:p>COL_FARE</text:p>
          </table:table-cell>
          <table:table-cell office:value-type="string">
            <text:p>be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EQ_ARRIVES</text:p>
          </table:table-cell>
          <table:table-cell office:value-type="string">
            <text:p>live</text:p>
          </table:table-cell>
          <table:table-cell office:value-type="float" office:value="5">
            <text:p>5</text:p>
          </table:table-cell>
          <table:table-cell table:number-columns-repeated="5"/>
        </table:table-row>
        <table:table-row table:style-name="ro1">
          <table:table-cell office:value-type="string">
            <text:p>EQ_ARRIVES</text:p>
          </table:table-cell>
          <table:table-cell office:value-type="string">
            <text:p>be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string">
            <text:p>EQ_ARRIVES</text:p>
          </table:table-cell>
          <table:table-cell office:value-type="string">
            <text:p>are</text:p>
          </table:table-cell>
          <table:table-cell office:value-type="float" office:value="11">
            <text:p>11</text:p>
          </table:table-cell>
          <table:table-cell table:number-columns-repeated="5"/>
        </table:table-row>
        <table:table-row table:style-name="ro1">
          <table:table-cell office:value-type="string">
            <text:p>EQ_ARRIVES</text:p>
          </table:table-cell>
          <table:table-cell office:value-type="string">
            <text:p>is</text:p>
          </table:table-cell>
          <table:table-cell office:value-type="float" office:value="67">
            <text:p>67</text:p>
          </table:table-cell>
          <table:table-cell table:number-columns-repeated="5"/>
        </table:table-row>
        <table:table-row table:style-name="ro1">
          <table:table-cell office:value-type="string">
            <text:p>EQ_ARRIVES</text:p>
          </table:table-cell>
          <table:table-cell office:value-type="string">
            <text:p>am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string">
            <text:p>EQ_ARRIVES</text:p>
          </table:table-cell>
          <table:table-cell office:value-type="string">
            <text:p>go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EQ_DEPARTS</text:p>
          </table:table-cell>
          <table:table-cell office:value-type="string">
            <text:p>get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1">
          <table:table-cell office:value-type="string">
            <text:p>EQ_DEPARTS</text:p>
          </table:table-cell>
          <table:table-cell office:value-type="string">
            <text:p>need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1">
          <table:table-cell office:value-type="string">
            <text:p>EQ_DEPARTS</text:p>
          </table:table-cell>
          <table:table-cell office:value-type="string">
            <text:p>sounds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EQ_DEPARTS</text:p>
          </table:table-cell>
          <table:table-cell office:value-type="string">
            <text:p>arrange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string">
            <text:p>EQ_DEPARTS</text:p>
          </table:table-cell>
          <table:table-cell office:value-type="string">
            <text:p>find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1">
          <table:table-cell office:value-type="string">
            <text:p>EQ_DEPARTS</text:p>
          </table:table-cell>
          <table:table-cell office:value-type="string">
            <text:p>has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1">
          <table:table-cell office:value-type="string">
            <text:p>EQ_DEPARTS</text:p>
          </table:table-cell>
          <table:table-cell office:value-type="string">
            <text:p>have</text:p>
          </table:table-cell>
          <table:table-cell office:value-type="float" office:value="17">
            <text:p>17</text:p>
          </table:table-cell>
          <table:table-cell table:number-columns-repeated="5"/>
        </table:table-row>
        <table:table-row table:style-name="ro1">
          <table:table-cell office:value-type="string">
            <text:p>EQ_DEPARTS</text:p>
          </table:table-cell>
          <table:table-cell office:value-type="string">
            <text:p>last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1">
          <table:table-cell office:value-type="string">
            <text:p>EQ_DEPARTS</text:p>
          </table:table-cell>
          <table:table-cell office:value-type="string">
            <text:p>do</text:p>
          </table:table-cell>
          <table:table-cell office:value-type="float" office:value="24">
            <text:p>24</text:p>
          </table:table-cell>
          <table:table-cell table:number-columns-repeated="5"/>
        </table:table-row>
        <table:table-row table:style-name="ro1">
          <table:table-cell office:value-type="string">
            <text:p>EQ_DEPARTS</text:p>
          </table:table-cell>
          <table:table-cell office:value-type="string">
            <text:p>give</text:p>
          </table:table-cell>
          <table:table-cell office:value-type="float" office:value="16">
            <text:p>16</text:p>
          </table:table-cell>
          <table:table-cell table:number-columns-repeated="5"/>
        </table:table-row>
        <table:table-row table:style-name="ro1">
          <table:table-cell office:value-type="string">
            <text:p>EQ_DEPARTS</text:p>
          </table:table-cell>
          <table:table-cell office:value-type="string">
            <text:p>working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EQ_DEPARTS</text:p>
          </table:table-cell>
          <table:table-cell office:value-type="string">
            <text:p>travel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string">
            <text:p>EQ_DEPARTS</text:p>
          </table:table-cell>
          <table:table-cell office:value-type="string">
            <text:p>departures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EQ_DEPARTS</text:p>
          </table:table-cell>
          <table:table-cell office:value-type="string">
            <text:p>want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string">
            <text:p>EQ_DEPARTS</text:p>
          </table:table-cell>
          <table:table-cell office:value-type="string">
            <text:p>let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1">
          <table:table-cell office:value-type="string">
            <text:p>EQ_DEPARTS</text:p>
          </table:table-cell>
          <table:table-cell office:value-type="string">
            <text:p>put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EQ_DEPARTS</text:p>
          </table:table-cell>
          <table:table-cell office:value-type="string">
            <text:p>take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1">
          <table:table-cell office:value-type="string">
            <text:p>EQ_DEPARTS</text:p>
          </table:table-cell>
          <table:table-cell office:value-type="string">
            <text:p>going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string">
            <text:p>EQ_DEPARTS</text:p>
          </table:table-cell>
          <table:table-cell office:value-type="string">
            <text:p>does</text:p>
          </table:table-cell>
          <table:table-cell office:value-type="float" office:value="11">
            <text:p>11</text:p>
          </table:table-cell>
          <table:table-cell table:number-columns-repeated="5"/>
        </table:table-row>
        <table:table-row table:style-name="ro1">
          <table:table-cell office:value-type="string">
            <text:p>EQ_DEPARTS</text:p>
          </table:table-cell>
          <table:table-cell office:value-type="string">
            <text:p>fare</text:p>
          </table:table-cell>
          <table:table-cell office:value-type="float" office:value="11">
            <text:p>11</text:p>
          </table:table-cell>
          <table:table-cell table:number-columns-repeated="5"/>
        </table:table-row>
        <table:table-row table:style-name="ro1">
          <table:table-cell office:value-type="string">
            <text:p>EQ_DEPARTS</text:p>
          </table:table-cell>
          <table:table-cell office:value-type="string">
            <text:p>trip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1">
          <table:table-cell office:value-type="string">
            <text:p>EQ_DEPARTS</text:p>
          </table:table-cell>
          <table:table-cell office:value-type="string">
            <text:p>make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1">
          <table:table-cell office:value-type="string">
            <text:p>EQ_DEPARTS</text:p>
          </table:table-cell>
          <table:table-cell office:value-type="string">
            <text:p>traveling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EQ_DEPARTS</text:p>
          </table:table-cell>
          <table:table-cell office:value-type="string">
            <text:p>return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1">
          <table:table-cell office:value-type="string">
            <text:p>EQ_DEPARTS</text:p>
          </table:table-cell>
          <table:table-cell office:value-type="string">
            <text:p>will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string">
            <text:p>EXTRACT_ROW_MAX_T</text:p>
          </table:table-cell>
          <table:table-cell office:value-type="string">
            <text:p>going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MONTH</text:p>
          </table:table-cell>
          <table:table-cell office:value-type="string">
            <text:p>june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MONTH</text:p>
          </table:table-cell>
          <table:table-cell office:value-type="string">
            <text:p>october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string">
            <text:p>MONTH</text:p>
          </table:table-cell>
          <table:table-cell office:value-type="string">
            <text:p>july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string">
            <text:p>MONTH</text:p>
          </table:table-cell>
          <table:table-cell office:value-type="string">
            <text:p>april</text:p>
          </table:table-cell>
          <table:table-cell office:value-type="float" office:value="12">
            <text:p>12</text:p>
          </table:table-cell>
          <table:table-cell table:number-columns-repeated="5"/>
        </table:table-row>
        <table:table-row table:style-name="ro1">
          <table:table-cell office:value-type="string">
            <text:p>MONTH</text:p>
          </table:table-cell>
          <table:table-cell office:value-type="string">
            <text:p>may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1">
          <table:table-cell office:value-type="string">
            <text:p>MONTH</text:p>
          </table:table-cell>
          <table:table-cell office:value-type="string">
            <text:p>november</text:p>
          </table:table-cell>
          <table:table-cell office:value-type="float" office:value="5">
            <text:p>5</text:p>
          </table:table-cell>
          <table:table-cell table:number-columns-repeated="5"/>
        </table:table-row>
        <table:table-row table:style-name="ro1">
          <table:table-cell office:value-type="string">
            <text:p>MONTH</text:p>
          </table:table-cell>
          <table:table-cell office:value-type="string">
            <text:p>august</text:p>
          </table:table-cell>
          <table:table-cell office:value-type="float" office:value="40">
            <text:p>40</text:p>
          </table:table-cell>
          <table:table-cell table:number-columns-repeated="5"/>
        </table:table-row>
        <table:table-row table:style-name="ro1">
          <table:table-cell office:value-type="string">
            <text:p>MONTH</text:p>
          </table:table-cell>
          <table:table-cell office:value-type="string">
            <text:p>september</text:p>
          </table:table-cell>
          <table:table-cell office:value-type="float" office:value="17">
            <text:p>17</text:p>
          </table:table-cell>
          <table:table-cell table:number-columns-repeated="5"/>
        </table:table-row>
        <table:table-row table:style-name="ro1">
          <table:table-cell office:value-type="string">
            <text:p>PROJECT</text:p>
          </table:table-cell>
          <table:table-cell office:value-type="string">
            <text:p>way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PROJECT</text:p>
          </table:table-cell>
          <table:table-cell office:value-type="string">
            <text:p>information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string">
            <text:p>PROJECT</text:p>
          </table:table-cell>
          <table:table-cell office:value-type="string">
            <text:p>fly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string">
            <text:p>TIME</text:p>
          </table:table-cell>
          <table:table-cell office:value-type="string">
            <text:p>now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string">
            <text:p>WEEKDAY</text:p>
          </table:table-cell>
          <table:table-cell office:value-type="string">
            <text:p>friday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1">
          <table:table-cell office:value-type="string">
            <text:p>WEEKDAY</text:p>
          </table:table-cell>
          <table:table-cell office:value-type="string">
            <text:p>tuesday</text:p>
          </table:table-cell>
          <table:table-cell office:value-type="float" office:value="5">
            <text:p>5</text:p>
          </table:table-cell>
          <table:table-cell table:number-columns-repeated="5"/>
        </table:table-row>
        <table:table-row table:style-name="ro1">
          <table:table-cell office:value-type="string">
            <text:p>WEEKDAY</text:p>
          </table:table-cell>
          <table:table-cell office:value-type="string">
            <text:p>monday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1">
          <table:table-cell office:value-type="string">
            <text:p>WEEKDAY</text:p>
          </table:table-cell>
          <table:table-cell office:value-type="string">
            <text:p>thursday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string">
            <text:p>WEEKDAY</text:p>
          </table:table-cell>
          <table:table-cell office:value-type="string">
            <text:p>wednesday</text:p>
          </table:table-cell>
          <table:table-cell office:value-type="float" office:value="8">
            <text:p>8</text:p>
          </table:table-cell>
          <table:table-cell table:number-columns-repeated="5"/>
        </table:table-row>
      </table:table>
      <table:table table:name="Automata" table:style-name="ta1">
        <table:table-column table:style-name="co2" table:default-cell-style-name="Default"/>
        <table:table-column table:style-name="co14" table:default-cell-style-name="Default"/>
        <table:table-column table:style-name="co3" table:default-cell-style-name="Default"/>
        <table:table-column table:style-name="co11" table:number-columns-repeated="3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1" office:value-type="string">
            <text:p>Terminal Count</text:p>
          </table:table-cell>
          <table:table-cell table:style-name="ce1" office:value-type="string">
            <text:p>Manual Dictionary Maps</text:p>
          </table:table-cell>
          <table:table-cell table:style-name="ce1" office:value-type="string">
            <text:p>Automation Seeds</text:p>
          </table:table-cell>
          <table:table-cell table:style-name="ce1" office:value-type="string">
            <text:p>Seeds Map %</text:p>
          </table:table-cell>
          <table:table-cell table:style-name="ce1" office:value-type="string">
            <text:p>Seeds per Terminal</text:p>
          </table:table-cell>
          <table:table-cell table:style-name="ce1" office:value-type="string">
            <text:p>User Interventions</text:p>
          </table:table-cell>
          <table:table-cell table:style-name="ce1" office:value-type="string">
            <text:p>% User Interventions per Maps</text:p>
          </table:table-cell>
          <table:table-cell table:style-name="ce1" office:value-type="string">
            <text:p>Automated Dictionary Map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131">
            <text:p>131</text:p>
          </table:table-cell>
          <table:table-cell office:value-type="float" office:value="91">
            <text:p>91</text:p>
          </table:table-cell>
          <table:table-cell table:formula="of:=[.C2]/[.B2]*100" office:value-type="float" office:value="69.4656488549618">
            <text:p>69.465648855</text:p>
          </table:table-cell>
          <table:table-cell table:formula="of:=[.C2]/[.A2]" office:value-type="float" office:value="1.71698113207547">
            <text:p>1.7169811321</text:p>
          </table:table-cell>
          <table:table-cell office:value-type="float" office:value="33">
            <text:p>33</text:p>
          </table:table-cell>
          <table:table-cell table:formula="of:=[.F2]/[.B2]*100" office:value-type="float" office:value="25.1908396946565">
            <text:p>25.1908396947</text:p>
          </table:table-cell>
          <table:table-cell office:value-type="float" office:value="142">
            <text:p>142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>
            <text:p>Mappings Added(User Intervention)</text:p>
          </table:table-cell>
          <table:table-cell table:number-columns-repeated="7"/>
        </table:table-row>
        <table:table-row table:style-name="ro1">
          <table:table-cell office:value-type="string">
            <text:p>COUNT</text:p>
          </table:table-cell>
          <table:table-cell office:value-type="string">
            <text:p>numbers</text:p>
          </table:table-cell>
          <table:table-cell table:number-columns-repeated="6"/>
        </table:table-row>
        <table:table-row table:style-name="ro1">
          <table:table-cell office:value-type="string">
            <text:p>CONTAINSP</text:p>
          </table:table-cell>
          <table:table-cell office:value-type="string">
            <text:p>substrings</text:p>
          </table:table-cell>
          <table:table-cell table:number-columns-repeated="6"/>
        </table:table-row>
        <table:table-row table:style-name="ro1">
          <table:table-cell office:value-type="string">
            <text:p>INTEQUALS</text:p>
          </table:table-cell>
          <table:table-cell office:value-type="string">
            <text:p>same</text:p>
          </table:table-cell>
          <table:table-cell table:number-columns-repeated="6"/>
        </table:table-row>
        <table:table-row table:style-name="ro1">
          <table:table-cell office:value-type="string">
            <text:p>SYMBOLATP</text:p>
          </table:table-cell>
          <table:table-cell office:value-type="string">
            <text:p>positions</text:p>
          </table:table-cell>
          <table:table-cell table:number-columns-repeated="6"/>
        </table:table-row>
        <table:table-row table:style-name="ro1">
          <table:table-cell office:value-type="string">
            <text:p>EQ</text:p>
          </table:table-cell>
          <table:table-cell office:value-type="string">
            <text:p>same</text:p>
          </table:table-cell>
          <table:table-cell table:number-columns-repeated="6"/>
        </table:table-row>
        <table:table-row table:style-name="ro1">
          <table:table-cell office:value-type="string">
            <text:p>MATCHFORMAT</text:p>
          </table:table-cell>
          <table:table-cell office:value-type="string">
            <text:p>form</text:p>
          </table:table-cell>
          <table:table-cell table:number-columns-repeated="6"/>
        </table:table-row>
        <table:table-row table:style-name="ro1">
          <table:table-cell office:value-type="string">
            <text:p>CONTAINSP</text:p>
          </table:table-cell>
          <table:table-cell office:value-type="string">
            <text:p>has</text:p>
          </table:table-cell>
          <table:table-cell table:number-columns-repeated="6"/>
        </table:table-row>
        <table:table-row table:style-name="ro1">
          <table:table-cell office:value-type="string">
            <text:p>CONTAINSP</text:p>
          </table:table-cell>
          <table:table-cell office:value-type="string">
            <text:p>including</text:p>
          </table:table-cell>
          <table:table-cell table:number-columns-repeated="6"/>
        </table:table-row>
        <table:table-row table:style-name="ro1">
          <table:table-cell office:value-type="string">
            <text:p>CONTAINSP</text:p>
          </table:table-cell>
          <table:table-cell office:value-type="string">
            <text:p>having</text:p>
          </table:table-cell>
          <table:table-cell table:number-columns-repeated="6"/>
        </table:table-row>
        <table:table-row table:style-name="ro1">
          <table:table-cell office:value-type="string">
            <text:p>CONTAINSP</text:p>
          </table:table-cell>
          <table:table-cell office:value-type="string">
            <text:p>includes</text:p>
          </table:table-cell>
          <table:table-cell table:number-columns-repeated="6"/>
        </table:table-row>
        <table:table-row table:style-name="ro1">
          <table:table-cell office:value-type="string">
            <text:p>CONTAINSP</text:p>
          </table:table-cell>
          <table:table-cell office:value-type="string">
            <text:p>have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" office:value-type="string">
            <text:p>Mappings to weed out(User Intervention)</text:p>
          </table:table-cell>
          <table:table-cell table:number-columns-repeated="7"/>
        </table:table-row>
        <table:table-row table:style-name="ro1">
          <table:table-cell office:value-type="string">
            <text:p>APPEAREDBEFORESTR</text:p>
          </table:table-cell>
          <table:table-cell office:value-type="string">
            <text:p>is</text:p>
          </table:table-cell>
          <table:table-cell office:value-type="float" office:value="5">
            <text:p>5</text:p>
          </table:table-cell>
          <table:table-cell table:number-columns-repeated="5"/>
        </table:table-row>
        <table:table-row table:style-name="ro1">
          <table:table-cell office:value-type="string">
            <text:p>ISEVEN</text:p>
          </table:table-cell>
          <table:table-cell office:value-type="string">
            <text:p>regular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COUNT</text:p>
          </table:table-cell>
          <table:table-cell office:value-type="string">
            <text:p>accepting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ISEVEN</text:p>
          </table:table-cell>
          <table:table-cell office:value-type="string">
            <text:p>set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COUNT</text:p>
          </table:table-cell>
          <table:table-cell office:value-type="string">
            <text:p>accept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string">
            <text:p>COUNT</text:p>
          </table:table-cell>
          <table:table-cell office:value-type="string">
            <text:p>give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COUNT</text:p>
          </table:table-cell>
          <table:table-cell office:value-type="string">
            <text:p>let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ENDSWITHP</text:p>
          </table:table-cell>
          <table:table-cell office:value-type="string">
            <text:p>accepts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MATCHFORMAT</text:p>
          </table:table-cell>
          <table:table-cell office:value-type="string">
            <text:p>a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CONTAINSP</text:p>
          </table:table-cell>
          <table:table-cell office:value-type="string">
            <text:p>strings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string">
            <text:p>LASTFEWMATCH</text:p>
          </table:table-cell>
          <table:table-cell office:value-type="string">
            <text:p>draw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string">
            <text:p>EXPRESSION</text:p>
          </table:table-cell>
          <table:table-cell office:value-type="string">
            <text:p>murmur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EXPRESSION</text:p>
          </table:table-cell>
          <table:table-cell office:value-type="string">
            <text:p>regx</text:p>
          </table:table-cell>
          <table:table-cell office:value-type="float" office:value="17">
            <text:p>17</text:p>
          </table:table-cell>
          <table:table-cell table:number-columns-repeated="5"/>
        </table:table-row>
        <table:table-row table:style-name="ro1">
          <table:table-cell office:value-type="string">
            <text:p>CONTAINSP</text:p>
          </table:table-cell>
          <table:table-cell office:value-type="string">
            <text:p>w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string">
            <text:p>ANDSTR</text:p>
          </table:table-cell>
          <table:table-cell office:value-type="string">
            <text:p>a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string">
            <text:p>LENP</text:p>
          </table:table-cell>
          <table:table-cell office:value-type="string">
            <text:p>sets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MATCHFORMAT</text:p>
          </table:table-cell>
          <table:table-cell office:value-type="string">
            <text:p>language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1">
          <table:table-cell office:value-type="string">
            <text:p>CONTAINSP</text:p>
          </table:table-cell>
          <table:table-cell office:value-type="string">
            <text:p>string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COUNT</text:p>
          </table:table-cell>
          <table:table-cell office:value-type="string">
            <text:p>has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1">
          <table:table-cell office:value-type="string">
            <text:p>CONTAINSP</text:p>
          </table:table-cell>
          <table:table-cell office:value-type="string">
            <text:p>consisting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COUNT</text:p>
          </table:table-cell>
          <table:table-cell office:value-type="string">
            <text:p>accepts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1">
          <table:table-cell office:value-type="string">
            <text:p>SYMBOLATP</text:p>
          </table:table-cell>
          <table:table-cell office:value-type="string">
            <text:p>set</text:p>
          </table:table-cell>
          <table:table-cell office:value-type="float" office:value="2">
            <text:p>2</text:p>
          </table:table-cell>
          <table:table-cell table:number-columns-repeated="5"/>
        </table:table-row>
      </table:table>
      <table:named-expressions/>
      <table:database-ranges>
        <table:database-range table:name="__Anonymous_Sheet_DB__1" table:target-range-address="ATIS.A12:ATIS.C8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30T03:22:21</meta:creation-date>
    <meta:generator>LibreOffice/3.5$Linux_X86_64 LibreOffice_project/350m1$Build-2</meta:generator>
    <dc:date>2014-02-09T18:14:33</dc:date>
    <meta:editing-duration>PT9H48M41S</meta:editing-duration>
    <meta:editing-cycles>5</meta:editing-cycles>
    <meta:document-statistic meta:table-count="3" meta:cell-count="439" meta:object-count="0"/>
  </office:meta>
</office:document-meta>
</file>